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ulka1" style:family="table">
      <style:table-properties style:width="8.999cm" fo:margin-left="4.001cm" fo:margin-right="3.999cm" table:align="margins" style:shadow="none"/>
    </style:style>
    <style:style style:name="Tabulka1.A" style:family="table-column">
      <style:table-column-properties style:column-width="3cm" style:rel-column-width="1701*"/>
    </style:style>
    <style:style style:name="Tabulka1.C" style:family="table-column">
      <style:table-column-properties style:column-width="2.999cm" style:rel-column-width="1700*"/>
    </style:style>
    <style:style style:name="Tabulka1.1" style:family="table-row">
      <style:table-row-properties style:row-height="3cm"/>
    </style:style>
    <style:style style:name="Tabulka1.A1" style:family="table-cell">
      <style:table-cell-properties fo:padding="0.097cm" fo:border="none"/>
    </style:style>
    <style:style style:name="Tabulka1.B1" style:family="table-cell">
      <style:table-cell-properties fo:padding="0.097cm" fo:border-left="0.035cm solid #000080" fo:border-right="none" fo:border-top="0.035cm solid #000080" fo:border-bottom="none"/>
    </style:style>
    <style:style style:name="Tabulka1.C1" style:family="table-cell">
      <style:table-cell-properties fo:padding="0.097cm" fo:border-left="none" fo:border-right="0.035cm solid #000080" fo:border-top="0.035cm solid #000080" fo:border-bottom="none"/>
    </style:style>
    <style:style style:name="Tabulka1.A2" style:family="table-cell">
      <style:table-cell-properties style:vertical-align="bottom" fo:padding="0.097cm" fo:border-left="0.035cm solid #ff0000" fo:border-right="none" fo:border-top="0.035cm solid #ff0000" fo:border-bottom="none"/>
    </style:style>
    <style:style style:name="Tabulka1.B2" style:family="table-cell">
      <style:table-cell-properties fo:padding="0.097cm" fo:border-left="0.035cm solid #000080" fo:border-right="0.035cm solid #ff0000" fo:border-top="0.035cm solid #ff0000" fo:border-bottom="0.035cm solid #000080"/>
    </style:style>
    <style:style style:name="Tabulka1.C2" style:family="table-cell">
      <style:table-cell-properties fo:padding="0.097cm" fo:border-left="none" fo:border-right="0.035cm solid #000080" fo:border-top="none" fo:border-bottom="0.035cm solid #000080"/>
    </style:style>
    <style:style style:name="Tabulka1.A3" style:family="table-cell">
      <style:table-cell-properties fo:padding="0.097cm" fo:border-left="0.035cm solid #ff0000" fo:border-right="none" fo:border-top="none" fo:border-bottom="0.035cm solid #ff0000"/>
    </style:style>
    <style:style style:name="Tabulka1.B3" style:family="table-cell">
      <style:table-cell-properties fo:padding="0.097cm" fo:border-left="none" fo:border-right="0.035cm solid #ff0000" fo:border-top="none" fo:border-bottom="0.035cm solid #ff0000"/>
    </style:style>
    <style:style style:name="P1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 table:number-columns-repeated="2"/>
        <table:table-column table:style-name="Tabulka1.C"/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B1" office:value-type="string">
            <text:p text:style-name="Table_20_Contents"/>
          </table:table-cell>
          <table:table-cell table:style-name="Tabulka1.C1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P1">[i,j]</text:p>
            <text:p text:style-name="P1">T,p,Kv</text:p>
          </table:table-cell>
          <table:table-cell table:style-name="Tabulka1.B2" office:value-type="string">
            <text:p text:style-name="Table_20_Contents"/>
          </table:table-cell>
          <table:table-cell table:style-name="Tabulka1.C2" office:value-type="string">
            <text:p text:style-name="Table_20_Contents"/>
          </table:table-cell>
        </table:table-row>
        <table:table-row table:style-name="Tabulka1.1">
          <table:table-cell table:style-name="Tabulka1.A3" office:value-type="string">
            <text:p text:style-name="Table_20_Contents"/>
          </table:table-cell>
          <table:table-cell table:style-name="Tabulka1.B3" office:value-type="string">
            <text:p text:style-name="Table_20_Contents"/>
          </table:table-cell>
          <table:table-cell table:style-name="Tabulka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24T10:07:55</meta:creation-date>
    <meta:document-statistic meta:table-count="1" meta:image-count="0" meta:object-count="0" meta:page-count="1" meta:paragraph-count="2" meta:word-count="2" meta:character-count="11"/>
    <dc:date>2010-11-24T10:51:54</dc:date>
    <meta:editing-duration>PT00H28M49S</meta:editing-duration>
    <meta:editing-cycles>1</meta:editing-cycles>
    <meta:generator>OpenOffice.org/3.0$Unix OpenOffice.org_project/300m21$Build-9319</meta:generator>
    <meta:user-defined meta:name="Informace 1"/>
    <meta:user-defined meta:name="Informace 2"/>
    <meta:user-defined meta:name="Informace 3"/>
    <meta:user-defined meta:name="Informace 4"/>
  </office:meta>
</office:document-meta>
</file>